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3cm" svg:stroke-color="#666666" draw:marker-start-width="0.279cm" draw:marker-end-width="0.279cm" draw:fill="none" draw:fill-color="#f58220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Dashed_20__28_var_29_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59cm" draw:marker-start-width="0.437cm" draw:marker-end-width="0.437cm" draw:fill="solid" draw:fill-color="#eeeeee" draw:textarea-horizontal-align="center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081cm" draw:marker-start-width="0.321cm" draw:marker-end-width="0.321cm" draw:fill="solid" draw:fill-color="#eeeeee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ashed_20__28_var_29_" svg:stroke-width="0.035cm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81cm" svg:stroke-color="#666666" draw:marker-start-width="0.321cm" draw:marker-end-width="0.32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808080" draw:marker-start-width="0.321cm" draw:marker-end-width="0.32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018cm" svg:stroke-color="#000000" draw:marker-start-width="0.227cm" draw:marker-end="Arrow" draw:marker-end-width="0.203cm" draw:fill="none" draw:textarea-vertical-align="middle" fo:padding-top="0.134cm" fo:padding-bottom="0.134cm" fo:padding-left="0.259cm" fo:padding-right="0.259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29cm" fo:min-width="1.118cm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5822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93cm" svg:y1="1.051cm" svg:x2="20.59cm" svg:y2="8.033cm">
          <text:p/>
        </draw:line>
        <draw:line draw:style-name="gr1" draw:text-style-name="P1" draw:layer="layout" svg:x1="1cm" svg:y1="8.453cm" svg:x2="13.917cm" svg:y2="1cm">
          <text:p/>
        </draw:line>
        <draw:line draw:style-name="gr2" draw:text-style-name="P2" draw:layer="layout" svg:x1="20.685cm" svg:y1="4.789cm" svg:x2="1cm" svg:y2="4.789cm">
          <text:p/>
        </draw:line>
        <draw:line draw:style-name="gr3" draw:text-style-name="P3" draw:layer="layout" svg:x1="2.829cm" svg:y1="7.399cm" svg:x2="7.35cm" svg:y2="4.789cm">
          <text:p/>
        </draw:line>
        <draw:line draw:style-name="gr4" draw:text-style-name="P3" draw:layer="layout" svg:x1="7.35cm" svg:y1="4.789cm" svg:x2="7.35cm" svg:y2="4.789cm">
          <text:p/>
        </draw:line>
        <draw:line draw:style-name="gr3" draw:text-style-name="P3" draw:layer="layout" svg:x1="7.35cm" svg:y1="4.789cm" svg:x2="14.97cm" svg:y2="4.789cm">
          <text:p/>
        </draw:line>
        <draw:line draw:style-name="gr4" draw:text-style-name="P3" draw:layer="layout" svg:x1="14.97cm" svg:y1="4.789cm" svg:x2="14.97cm" svg:y2="4.791cm">
          <text:p/>
        </draw:line>
        <draw:line draw:style-name="gr3" draw:text-style-name="P3" draw:layer="layout" svg:x1="14.97cm" svg:y1="4.791cm" svg:x2="19.366cm" svg:y2="7.329cm">
          <text:p/>
        </draw:line>
        <draw:line draw:style-name="gr4" draw:text-style-name="P3" draw:layer="layout" svg:x1="19.366cm" svg:y1="7.329cm" svg:x2="19.415cm" svg:y2="7.329cm">
          <text:p/>
        </draw:line>
        <draw:line draw:style-name="gr4" draw:text-style-name="P3" draw:layer="layout" svg:x1="2.905cm" svg:y1="7.329cm" svg:x2="2.829cm" svg:y2="7.399cm">
          <text:p/>
        </draw:line>
        <draw:line draw:style-name="gr5" draw:text-style-name="P2" draw:layer="layout" svg:x1="11.16cm" svg:y1="3.9cm" svg:x2="10.525cm" svg:y2="3.011cm">
          <text:p/>
        </draw:line>
        <draw:line draw:style-name="gr6" draw:text-style-name="P2" draw:layer="layout" svg:x1="11.16cm" svg:y1="3.9cm" svg:x2="11.795cm" svg:y2="3.011cm">
          <text:p/>
        </draw:line>
        <draw:line draw:style-name="gr5" draw:text-style-name="P2" draw:layer="layout" svg:x1="11.16cm" svg:y1="3.9cm" svg:x2="11.16cm" svg:y2="4.789cm">
          <text:p/>
        </draw:line>
        <draw:custom-shape draw:style-name="gr7" draw:text-style-name="P4" draw:layer="layout" svg:width="0.254cm" svg:height="0.254cm" svg:x="7.223cm" svg:y="4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.778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11.033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4.843cm" svg:y="4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9.288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.829cm" svg:y1="11.865cm" svg:x2="7.35cm" svg:y2="9.255cm">
          <text:p/>
        </draw:line>
        <draw:line draw:style-name="gr4" draw:text-style-name="P3" draw:layer="layout" svg:x1="7.35cm" svg:y1="9.255cm" svg:x2="7.35cm" svg:y2="9.255cm">
          <text:p/>
        </draw:line>
        <draw:line draw:style-name="gr10" draw:text-style-name="P6" draw:layer="layout" svg:x1="7.35cm" svg:y1="9.255cm" svg:x2="14.97cm" svg:y2="9.255cm">
          <text:p/>
        </draw:line>
        <draw:line draw:style-name="gr4" draw:text-style-name="P3" draw:layer="layout" svg:x1="14.97cm" svg:y1="9.255cm" svg:x2="14.97cm" svg:y2="9.257cm">
          <text:p/>
        </draw:line>
        <draw:line draw:style-name="gr9" draw:text-style-name="P6" draw:layer="layout" svg:x1="14.97cm" svg:y1="9.257cm" svg:x2="19.366cm" svg:y2="11.795cm">
          <text:p/>
        </draw:line>
        <draw:line draw:style-name="gr4" draw:text-style-name="P3" draw:layer="layout" svg:x1="19.366cm" svg:y1="11.795cm" svg:x2="19.415cm" svg:y2="11.795cm">
          <text:p/>
        </draw:line>
        <draw:line draw:style-name="gr4" draw:text-style-name="P3" draw:layer="layout" svg:x1="2.905cm" svg:y1="11.795cm" svg:x2="2.829cm" svg:y2="11.865cm">
          <text:p/>
        </draw:line>
        <draw:line draw:style-name="gr11" draw:text-style-name="P2" draw:layer="layout" svg:x1="2.905cm" svg:y1="11.795cm" svg:x2="11.16cm" svg:y2="8.366cm">
          <text:p/>
        </draw:line>
        <draw:line draw:style-name="gr11" draw:text-style-name="P2" draw:layer="layout" svg:x1="19.415cm" svg:y1="11.795cm" svg:x2="11.16cm" svg:y2="8.366cm">
          <text:p/>
        </draw:line>
        <draw:custom-shape draw:style-name="gr8" draw:text-style-name="P5" draw:layer="layout" svg:width="0.254cm" svg:height="0.254cm" svg:x="7.22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.77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14.84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9.28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0.271cm" svg:y1="4.789cm" svg:x2="10.271cm" svg:y2="4.027cm">
          <text:p/>
        </draw:line>
        <draw:frame draw:style-name="gr13" draw:text-style-name="P7" draw:layer="layout" svg:width="0.687cm" svg:height="0.53cm" svg:x="3.996cm" svg:y="5.0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2" draw:text-style-name="P2" draw:layer="layout" svg:x1="4.937cm" svg:y1="6.211cm" svg:x2="4.556cm" svg:y2="5.551cm">
          <text:p/>
        </draw:line>
        <draw:line draw:style-name="gr12" draw:text-style-name="P2" draw:layer="layout" svg:x1="17.383cm" svg:y1="6.084cm" svg:x2="17.764cm" svg:y2="5.424cm">
          <text:p/>
        </draw:line>
        <draw:frame draw:style-name="gr13" draw:text-style-name="P7" draw:layer="layout" svg:width="0.678cm" svg:height="0.53cm" svg:x="9.89cm" svg:y="3.4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7" draw:layer="layout" svg:width="0.682cm" svg:height="0.53cm" svg:x="17.637cm" svg:y="4.8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4" draw:text-style-name="P8" draw:layer="layout" svg:width="2.286cm" svg:height="0.762cm" svg:x="10.017cm" svg:y="5.424cm">
          <text:p text:style-name="P7"><text:span text:style-name="T1">Collap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7.35cm" svg:y1="5.297cm" svg:x2="11.033cm" svg:y2="5.297cm">
          <text:p/>
        </draw:line>
        <draw:line draw:style-name="gr15" draw:text-style-name="P2" draw:layer="layout" svg:x1="14.97cm" svg:y1="5.297cm" svg:x2="11.287cm" svg:y2="5.297cm">
          <text:p/>
        </draw:line>
        <draw:frame draw:style-name="gr13" draw:text-style-name="P7" draw:layer="layout" svg:width="0.501cm" svg:height="0.53cm" svg:x="7.096cm" svg:y="4.0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7" draw:layer="layout" svg:width="0.547cm" svg:height="0.53cm" svg:x="14.716cm" svg:y="3.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0.429cm" svg:height="0.47cm" svg:x="10.985cm" svg:y="7.60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6:30:04.159000000</meta:creation-date>
    <dc:date>2018-05-30T13:47:17.279000000</dc:date>
    <meta:editing-duration>P3DT4H42M49S</meta:editing-duration>
    <meta:editing-cycles>7</meta:editing-cycles>
    <meta:generator>LibreOffice/6.0.0.3$Windows_X86_64 LibreOffice_project/64a0f66915f38c6217de274f0aa8e15618924765</meta:generator>
    <meta:document-statistic meta:object-count="44"/>
  </office:meta>
</office:document-meta>
</file>

<file path=Object 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2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3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5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6/content.xml><?xml version="1.0" encoding="utf-8"?>
<math xmlns="http://www.w3.org/1998/Math/MathML" display="block">
  <semantics>
    <mstyle mathvariant="bold">
      <mi>v</mi>
    </mstyle>
    <annotation encoding="StarMath 5.0">bold{v}</annotation>
  </semantics>
</math>
</file>